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278in" fo:margin-bottom="0.0835in" loext:contextual-spacing="false" fo:line-height="138%" style:writing-mode="lr-tb"/>
      <style:text-properties fo:color="#000000" style:font-name="Arial" fo:font-size="20pt" fo:font-weight="normal" officeooo:paragraph-rsid="00058e49" fo:background-color="transparent"/>
    </style:style>
    <style:style style:name="P2" style:family="paragraph" style:parent-style-name="Heading_20_2">
      <style:paragraph-properties fo:margin-top="0.25in" fo:margin-bottom="0.0835in" loext:contextual-spacing="false" fo:line-height="138%" style:writing-mode="lr-tb"/>
      <style:text-properties fo:color="#000000" style:font-name="Arial" fo:font-size="16pt" fo:font-weight="normal" officeooo:paragraph-rsid="00058e49" fo:background-color="transparent"/>
    </style:style>
    <style:style style:name="P3" style:family="paragraph" style:parent-style-name="Heading_20_3">
      <style:paragraph-properties fo:margin-top="0.222in" fo:margin-bottom="0.0555in" loext:contextual-spacing="false" fo:line-height="138%" style:writing-mode="lr-tb"/>
      <style:text-properties fo:color="#434343" style:font-name="Arial" fo:font-size="14pt" fo:font-weight="normal" officeooo:paragraph-rsid="00058e49" fo:background-color="transparent"/>
    </style:style>
    <style:style style:name="P4" style:family="paragraph" style:parent-style-name="Text_20_body">
      <style:paragraph-properties fo:margin-top="0in" fo:margin-bottom="0in" loext:contextual-spacing="false" fo:line-height="138%" style:writing-mode="lr-tb"/>
      <style:text-properties officeooo:paragraph-rsid="00058e49"/>
    </style:style>
    <style:style style:name="P5" style:family="paragraph" style:parent-style-name="Text_20_body">
      <style:paragraph-properties fo:margin-top="0in" fo:margin-bottom="0in" loext:contextual-spacing="false" fo:line-height="138%" style:writing-mode="lr-tb"/>
      <style:text-properties fo:color="#000000" style:font-name="Arial" fo:font-size="11pt" fo:font-weight="normal" officeooo:paragraph-rsid="00058e49" fo:background-color="transparent"/>
    </style:style>
    <style:style style:name="P6" style:family="paragraph" style:parent-style-name="Text_20_body">
      <style:paragraph-properties style:writing-mode="lr-tb"/>
      <style:text-properties officeooo:paragraph-rsid="00058e49"/>
    </style:style>
    <style:style style:name="T1" style:family="text">
      <style:text-properties fo:color="#000000" style:font-name="Arial" fo:font-size="11pt" fo:font-weight="normal" fo:background-color="transparent" loext:char-shading-value="0"/>
    </style:style>
    <style:style style:name="T2" style:family="text">
      <style:text-properties fo:color="#000000" fo:background-color="transparent" loext:char-shading-value="0"/>
    </style:style>
  </office:automatic-styles>
  <office:body>
    <office:text text:use-soft-page-breaks="true">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1.0 Introduction</text:h>
      <text:h text:style-name="P2" text:outline-level="2">1.1 Project Description</text:h>
      <text:p text:style-name="P4"><text:span text:style-name="T1">The project aims to help family cooks to manage dinner efficiently without repeating the meals every day. It will generate random common meals, according to the budget amount</text:span><text:span text:style-name="T2"> </text:span><text:span text:style-name="T1">provided by the consumer for everyday dinner, and will give the corresponding recipes for it. Additionally, it will give only soup recipes every 3 days.</text:span></text:p>
      <text:h text:style-name="P3" text:outline-level="3">1.1.1 Background</text:h>
      <text:p text:style-name="P5">There are a lot of cooks in families, who do not know many recipes and are struggling to avoid cooking the same meals all the time. Our project is the solution that these people are looking for. </text:p>
      <text:h text:style-name="P3" text:outline-level="3">1.1.2 Assumptions and Constraints</text:h>
      <text:p text:style-name="P5">Some families have a certain amount of money to spend on dinner, we should categorize meals according to budget.</text:p>
      <text:p text:style-name="P5">The cook may not like the suggested offer, so he/she would want to refresh the generated meal․</text:p>
      <text:p text:style-name="P6"/>
      <text:h text:style-name="P2" text:outline-level="2">1.2 Overview of the Envisioned System</text:h>
      <text:h text:style-name="P3" text:outline-level="3">1.2.1 Overview</text:h>
      <text:p text:style-name="P5">The project will contain 20 meals with their recipes. The consumer will insert the approximate amount of money he/she is going to spend on dinner. The program will give the recipes and the steps on how to cook. The consumer will have his/her own history, so the meals will not be repeated.</text:p>
      <text:p text:style-name="P6"/>
      <text:h text:style-name="P3" text:outline-level="3">1.2.2 System Scope</text:h>
      <text:p text:style-name="P5">It will be a desktop program that can be run on Windows OS. The program will be written in C language.</text:p>
      <text:p text:style-name="P6"><text:line-break/><text:line-break/></text:p>
      <text:h text:style-name="P1" text:outline-level="1"><text:soft-page-break/>2.0 Documents</text:h>
      <text:h text:style-name="P2" text:outline-level="2">2.1 Applicable Documents</text:h>
      <text:p text:style-name="P5">The only material needed is the meals:</text:p>
      <text:p text:style-name="P5">Soups: Yogurt soup (spas), borscht, salyonka, chicken bullion, minestrone soup </text:p>
      <text:p text:style-name="P5">Meals: buckwheat kasha (grechka), armenian manti, boiled trout, green bean, lasagne, harissa, boiled trout, pasta, pelmeni, lobster malay curry, dolma, langet with cheese, chicken with rice, vegetarian enchiladas, tomato penne with avocado.</text:p>
      <text:h text:style-name="P2" text:outline-level="2">2.2 Reference Documents</text:h>
      <text:p text:style-name="P5">No reference documents.</text:p>
      <text:h text:style-name="P1" text:outline-level="1">3.0 Description of Envisioned System</text:h>
      <text:h text:style-name="P2" text:outline-level="2">3.1 Needs, Goals, and Objectives of Envisioned System</text:h>
      <text:p text:style-name="P5">Need: System should not repeat the same meals every day; cook at least one soup dinner every three days.</text:p>
      <text:p text:style-name="P4"><text:span text:style-name="T1">Goal: Create a desktop program that will generate meals and their recipes for the consumer, with an easily understandable interface, for people to u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1T22:10:24.436113602</meta:creation-date>
    <dc:date>2022-03-01T22:16:12.419686297</dc:date>
    <meta:editing-duration>PT5M48S</meta:editing-duration>
    <meta:editing-cycles>1</meta:editing-cycles>
    <meta:document-statistic meta:table-count="0" meta:image-count="0" meta:object-count="0" meta:page-count="2" meta:paragraph-count="25" meta:word-count="337" meta:character-count="2062" meta:non-whitespace-character-count="1745"/>
    <meta:generator>LibreOffice/6.4.7.2$Linux_X86_64 LibreOffice_project/40$Build-2</meta:generator>
  </office:meta>
</office:document-meta>
</file>